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1.255cm" fo:min-width="2.745cm"/>
    </style:style>
    <style:style style:name="gr2" style:family="graphic" style:parent-style-name="standard">
      <style:graphic-properties draw:fill-color="#faa61a" draw:textarea-horizontal-align="justify" draw:textarea-vertical-align="middle" draw:auto-grow-height="false" fo:min-height="1.449cm" fo:min-width="2.817cm"/>
    </style:style>
    <style:style style:name="gr3" style:family="graphic" style:parent-style-name="standard">
      <style:graphic-properties draw:textarea-vertical-align="middle" draw:auto-grow-height="false" fo:min-height="5.771cm" fo:min-width="6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1.7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247cm"/>
    </style:style>
    <style:style style:name="gr6" style:family="graphic" style:parent-style-name="standard">
      <style:graphic-properties draw:textarea-vertical-align="middle" draw:auto-grow-height="false" fo:min-height="4.935cm" fo:min-width="6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2.9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2.585cm"/>
    </style:style>
    <style:style style:name="P1" style:family="paragraph">
      <loext:graphic-properties draw:fill-color="#72bf44"/>
      <style:paragraph-properties fo:text-align="center"/>
    </style:style>
    <style:style style:name="P2" style:family="paragraph">
      <loext:graphic-properties draw:fill-color="#faa61a"/>
      <style:paragraph-properties fo:text-align="center"/>
      <style:text-properties fo:color="#ef413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89cm" svg:height="2.127cm" svg:x="6.511cm" svg:y="2.3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4.689cm" svg:height="2.401cm" svg:x="6.211cm" svg:y="7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6.828cm" svg:height="6.02cm" draw:transform="rotate (-1.57428698529889) translate (15.911cm 2.514cm)">
          <text:p/>
          <draw:enhanced-geometry svg:viewBox="0 0 21600 21600" draw:text-areas="0 0 21600 21600" draw:type="circular-arrow" draw:modifiers="179.22981661936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4" draw:layer="layout" svg:width="2.324cm" svg:height="0.962cm" svg:x="7.477cm" svg:y="2.953cm">
          <draw:text-box>
            <text:p>Model </text:p>
          </draw:text-box>
        </draw:frame>
        <draw:frame draw:style-name="gr5" draw:text-style-name="P4" draw:layer="layout" svg:width="2.229cm" svg:height="1.673cm" svg:x="7.571cm" svg:y="7.978cm">
          <draw:text-box>
            <text:p>Data</text:p>
          </draw:text-box>
        </draw:frame>
        <draw:custom-shape draw:style-name="gr6" draw:text-style-name="P3" draw:layer="layout" svg:width="6.972cm" svg:height="5.184cm" draw:transform="rotate (1.56276781223572) translate (1.972cm 9.513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4" draw:layer="layout" svg:width="3.412cm" svg:height="0.962cm" svg:x="13.376cm" svg:y="5.757cm">
          <draw:text-box>
            <text:p><text:span text:style-name="T1">Deduction</text:span> </text:p>
          </draw:text-box>
        </draw:frame>
        <draw:frame draw:style-name="gr8" draw:text-style-name="P4" draw:layer="layout" svg:width="3.142cm" svg:height="0.962cm" svg:x="1.2cm" svg:y="5.757cm">
          <draw:text-box>
            <text:p><text:span text:style-name="T1">Inductio</text:span><text:span text:style-name="T1">n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06:57:58.105555522</meta:creation-date>
    <dc:date>2020-02-26T18:49:37.767083577</dc:date>
    <meta:editing-duration>PT11H41M8S</meta:editing-duration>
    <meta:editing-cycles>3</meta:editing-cycles>
    <meta:generator>LibreOffice/6.0.7.3$Linux_X86_64 LibreOffice_project/00m0$Build-3</meta:generator>
    <meta:document-statistic meta:object-count="8"/>
  </office:meta>
</office:document-meta>
</file>